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725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use-window-font-color="true" fo:language="ar" fo:country="SA" style:language-asian="zh" style:country-asian="CN" style:font-name="F" fo:font-size="12pt" style:letter-kerning="true" style:language-complex="en" style:country-complex="US" style:font-name-asian="F" style:font-name-complex="Arial1" style:font-size-complex="12pt"/>
    </style:style>
    <style:style style:name="T2" style:family="text">
      <style:text-properties style:font-name="F" fo:font-size="12pt" style:letter-kerning="true" style:language-complex="en" style:country-complex="US" style:font-name-asian="F" style:font-name-complex="Arial1" style:font-size-complex="12pt"/>
    </style:style>
    <style:style style:name="T3" style:family="text">
      <style:text-properties style:font-name="F" fo:font-size="12pt" style:letter-kerning="true" style:language-complex="en" style:country-complex="US" style:font-name-asian="F" style:font-name-complex="Arial1" style:font-size-complex="12pt" style:use-window-font-color="true" fo:language="ar" fo:country="SA" style:language-asian="zh" style:country-asian="C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span text:style-name="T1">جرأت</text:span><text:span text:style-name="T2"> کے قبیلے کا سردار علی مولا</text:span></text:p>
            <text:p><text:span text:style-name="T2">کرار علی مولا جرار علی مولا</text:span></text:p>
            <text:p><text:span text:style-name="T2">سرداروں کے لشکر کا سردار علی مولا</text:span></text:p>
          </table:table-cell>
        </table:table-row>
        <table:table-row table:style-name="ro2">
          <table:table-cell office:value-type="string" calcext:value-type="string">
            <text:p><text:span text:style-name="T2">رکھتے ہیں جو لوگ چشم بصیرت</text:span></text:p>
            <text:p><text:span text:style-name="T2">وہ دیکھیں دو بھائیوں کی فضیلت</text:span></text:p>
            <text:p><text:span text:style-name="T2">معراج کی منزل میں اک ہلکے سے پردے کے</text:span></text:p>
            <text:p><text:span text:style-name="T1">اِس</text:span><text:span text:style-name="T2"> پار محمد ہیں </text:span><text:span text:style-name="T3">اُس</text:span><text:span text:style-name="T2"> پار علی مولا</text:span></text:p>
          </table:table-cell>
        </table:table-row>
        <table:table-row table:style-name="ro2">
          <table:table-cell office:value-type="string" calcext:value-type="string">
            <text:p><text:span text:style-name="T2">خود جس کو </text:span><text:span text:style-name="T3">خلّاق</text:span><text:span text:style-name="T2"> عالم بڑھائے</text:span></text:p>
            <text:p><text:span text:style-name="T2">کس میں ہے دم شان ہے اس کی گھٹائے</text:span></text:p>
            <text:p><text:span text:style-name="T2">کعبے کا یہ کہنا ہے ایمان کی کعبے کی</text:span></text:p>
            <text:p><text:span text:style-name="T2">محراب ابو طالب مینار علی مولا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7:24:18.664221900</meta:creation-date>
    <dc:date>2026-01-21T17:28:49.986626100</dc:date>
    <meta:editing-duration>PT4M31S</meta:editing-duration>
    <meta:editing-cycles>2</meta:editing-cycles>
    <meta:generator>LibreOffice/25.8.4.2$Windows_X86_64 LibreOffice_project/290daaa01b999472f0c7a3890eb6a550fd74c6df</meta:generator>
    <meta:document-statistic meta:table-count="1" meta:cell-count="3" meta:object-count="0"/>
  </office:meta>
</office:document-meta>
</file>